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887" officeooo:paragraph-rsid="000b4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A E JACKSON HAPPY TOGETH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51:51.665589541</meta:creation-date>
    <dc:date>2019-02-11T09:53:44.199914483</dc:date>
    <meta:editing-duration>PT1M53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7"/>
    <meta:generator>LibreOffice/5.1.6.2$Linux_X86_64 LibreOffice_project/10m0$Build-2</meta:generator>
  </office:meta>
</office:document-meta>
</file>